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4bd5e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4bd5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EVOLUCION TEMPORAL por U.O, AÑO Y OBJETO</text:p>
          </table:table-cell>
          <table:covered-table-cell table:number-columns-repeated="3"/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Año</text:p>
          </table:table-cell>
          <table:table-cell table:style-name="ce6" office:value-type="string" calcext:value-type="string">
            <text:p>U.O.</text:p>
          </table:table-cell>
          <table:table-cell table:style-name="ce6" office:value-type="string" calcext:value-type="string">
            <text:p>Objeto</text:p>
          </table:table-cell>
          <table:table-cell table:style-name="ce6" office:value-type="string" calcext:value-type="string">
            <text:p>Gasto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4164" calcext:value-type="float">
            <text:p>16416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67002" calcext:value-type="float">
            <text:p>56700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99394" calcext:value-type="float">
            <text:p>49939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77000" calcext:value-type="float">
            <text:p>3770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762521" calcext:value-type="float">
            <text:p>176252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87649" calcext:value-type="float">
            <text:p>228764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502000" calcext:value-type="float">
            <text:p>502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46545" calcext:value-type="float">
            <text:p>54654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934525" calcext:value-type="float">
            <text:p>693452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26000" calcext:value-type="float">
            <text:p>126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3741" calcext:value-type="float">
            <text:p>4374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19959" calcext:value-type="float">
            <text:p>501995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9025" calcext:value-type="float">
            <text:p>7902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361567" calcext:value-type="float">
            <text:p>236156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16520" calcext:value-type="float">
            <text:p>161652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69809" calcext:value-type="float">
            <text:p>86980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417" calcext:value-type="float">
            <text:p>25417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9351" calcext:value-type="float">
            <text:p>169351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5034" calcext:value-type="float">
            <text:p>7503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086" calcext:value-type="float">
            <text:p>1908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06" calcext:value-type="float">
            <text:p>110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8841" calcext:value-type="float">
            <text:p>8884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644" calcext:value-type="float">
            <text:p>264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AE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1868" calcext:value-type="float">
            <text:p>8186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1287" calcext:value-type="float">
            <text:p>4128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26817" calcext:value-type="float">
            <text:p>32681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7016" calcext:value-type="float">
            <text:p>5701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6718" calcext:value-type="float">
            <text:p>21671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7014" calcext:value-type="float">
            <text:p>3701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2474" calcext:value-type="float">
            <text:p>7247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3729" calcext:value-type="float">
            <text:p>27372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2845" calcext:value-type="float">
            <text:p>13284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11" calcext:value-type="float">
            <text:p>51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AIIC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5078" calcext:value-type="float">
            <text:p>4507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2900" calcext:value-type="float">
            <text:p>329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1100" calcext:value-type="float">
            <text:p>711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4000" calcext:value-type="float">
            <text:p>44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7500" calcext:value-type="float">
            <text:p>575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000" calcext:value-type="float">
            <text:p>10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7500" calcext:value-type="float">
            <text:p>575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3000" calcext:value-type="float">
            <text:p>23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29" calcext:value-type="float">
            <text:p>122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125" calcext:value-type="float">
            <text:p>3612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AD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875" calcext:value-type="float">
            <text:p>1487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3507" calcext:value-type="float">
            <text:p>24350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1300" calcext:value-type="float">
            <text:p>413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50653" calcext:value-type="float">
            <text:p>55065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88487" calcext:value-type="float">
            <text:p>138848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03112" calcext:value-type="float">
            <text:p>60311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755" calcext:value-type="float">
            <text:p>2175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GA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44359" calcext:value-type="float">
            <text:p>44435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52196" calcext:value-type="float">
            <text:p>15219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21376" calcext:value-type="float">
            <text:p>142137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12783" calcext:value-type="float">
            <text:p>121278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68903" calcext:value-type="float">
            <text:p>1268903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50200" calcext:value-type="float">
            <text:p>750200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56994" calcext:value-type="float">
            <text:p>656994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AMAY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87683" calcext:value-type="float">
            <text:p>68768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PE-RTV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5637" calcext:value-type="float">
            <text:p>13563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PE-RTV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20130" calcext:value-type="float">
            <text:p>82013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PE-RTV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3205" calcext:value-type="float">
            <text:p>2320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PE-RTV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635" calcext:value-type="float">
            <text:p>363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PE-RTV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6937" calcext:value-type="float">
            <text:p>56937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APE-RTV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562" calcext:value-type="float">
            <text:p>756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VR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6147" calcext:value-type="float">
            <text:p>5614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VR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92329" calcext:value-type="float">
            <text:p>129232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AVR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9633" calcext:value-type="float">
            <text:p>7963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VR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8858" calcext:value-type="float">
            <text:p>7885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AVR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89461" calcext:value-type="float">
            <text:p>118946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72346" calcext:value-type="float">
            <text:p>472346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9404" calcext:value-type="float">
            <text:p>8940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2420" calcext:value-type="float">
            <text:p>19242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960" calcext:value-type="float">
            <text:p>1196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5498" calcext:value-type="float">
            <text:p>6549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14013" calcext:value-type="float">
            <text:p>51401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5409" calcext:value-type="float">
            <text:p>3540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29143" calcext:value-type="float">
            <text:p>82914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7086" calcext:value-type="float">
            <text:p>1708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13754" calcext:value-type="float">
            <text:p>61375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440" calcext:value-type="float">
            <text:p>944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34253" calcext:value-type="float">
            <text:p>53425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096" calcext:value-type="float">
            <text:p>2709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24467" calcext:value-type="float">
            <text:p>32446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252" calcext:value-type="float">
            <text:p>2525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7300" calcext:value-type="float">
            <text:p>1573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3718" calcext:value-type="float">
            <text:p>2371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675" calcext:value-type="float">
            <text:p>2167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453" calcext:value-type="float">
            <text:p>1645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970" calcext:value-type="float">
            <text:p>1197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4033" calcext:value-type="float">
            <text:p>3403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877" calcext:value-type="float">
            <text:p>2087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237" calcext:value-type="float">
            <text:p>2123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9594" calcext:value-type="float">
            <text:p>3959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21239" calcext:value-type="float">
            <text:p>22123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57116" calcext:value-type="float">
            <text:p>135711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6456" calcext:value-type="float">
            <text:p>27645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88815" calcext:value-type="float">
            <text:p>98881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97394" calcext:value-type="float">
            <text:p>29739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9138" calcext:value-type="float">
            <text:p>7913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02221" calcext:value-type="float">
            <text:p>150222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4209058" calcext:value-type="float">
            <text:p>420905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5992" calcext:value-type="float">
            <text:p>14599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640438" calcext:value-type="float">
            <text:p>264043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65392" calcext:value-type="float">
            <text:p>196539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56105" calcext:value-type="float">
            <text:p>245610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29724" calcext:value-type="float">
            <text:p>1929724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638888" calcext:value-type="float">
            <text:p>2638888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98431" calcext:value-type="float">
            <text:p>598431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ALR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74283" calcext:value-type="float">
            <text:p>974283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350776" calcext:value-type="float">
            <text:p>3350776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65976" calcext:value-type="float">
            <text:p>1165976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2266848" calcext:value-type="float">
            <text:p>226684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900858" calcext:value-type="float">
            <text:p>490085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596944" calcext:value-type="float">
            <text:p>759694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6147" calcext:value-type="float">
            <text:p>86147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2877073" calcext:value-type="float">
            <text:p>287707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70208" calcext:value-type="float">
            <text:p>427020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454589" calcext:value-type="float">
            <text:p>645458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1063" calcext:value-type="float">
            <text:p>5106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710000" calcext:value-type="float">
            <text:p>710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47491" calcext:value-type="float">
            <text:p>144749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420201" calcext:value-type="float">
            <text:p>1342020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7093" calcext:value-type="float">
            <text:p>1709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78004" calcext:value-type="float">
            <text:p>187800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402317" calcext:value-type="float">
            <text:p>540231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08" calcext:value-type="float">
            <text:p>70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6817" calcext:value-type="float">
            <text:p>42681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884186" calcext:value-type="float">
            <text:p>688418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100859" calcext:value-type="float">
            <text:p>510085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247281" calcext:value-type="float">
            <text:p>424728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680" calcext:value-type="float">
            <text:p>968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00363" calcext:value-type="float">
            <text:p>120036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478869" calcext:value-type="float">
            <text:p>547886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62217" calcext:value-type="float">
            <text:p>126221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165367" calcext:value-type="float">
            <text:p>7165367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99405" calcext:value-type="float">
            <text:p>1399405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APDR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1750" calcext:value-type="float">
            <text:p>21175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2300" calcext:value-type="float">
            <text:p>323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300" calcext:value-type="float">
            <text:p>293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300" calcext:value-type="float">
            <text:p>63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810" calcext:value-type="float">
            <text:p>2181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806" calcext:value-type="float">
            <text:p>1180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950" calcext:value-type="float">
            <text:p>1495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957" calcext:value-type="float">
            <text:p>1495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710" calcext:value-type="float">
            <text:p>1471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013" calcext:value-type="float">
            <text:p>1201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70822" calcext:value-type="float">
            <text:p>67082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1243" calcext:value-type="float">
            <text:p>16124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321450" calcext:value-type="float">
            <text:p>232145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358" calcext:value-type="float">
            <text:p>7358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475" calcext:value-type="float">
            <text:p>16475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8181" calcext:value-type="float">
            <text:p>5818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53946" calcext:value-type="float">
            <text:p>553946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17942" calcext:value-type="float">
            <text:p>111794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3834" calcext:value-type="float">
            <text:p>6383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51605" calcext:value-type="float">
            <text:p>15160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75720" calcext:value-type="float">
            <text:p>57572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734405" calcext:value-type="float">
            <text:p>373440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8111" calcext:value-type="float">
            <text:p>68111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9695" calcext:value-type="float">
            <text:p>27969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496343" calcext:value-type="float">
            <text:p>349634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0807" calcext:value-type="float">
            <text:p>110807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9500" calcext:value-type="float">
            <text:p>995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66856" calcext:value-type="float">
            <text:p>206685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9318" calcext:value-type="float">
            <text:p>931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54454" calcext:value-type="float">
            <text:p>15445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86627" calcext:value-type="float">
            <text:p>118662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79245" calcext:value-type="float">
            <text:p>37924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4829" calcext:value-type="float">
            <text:p>9482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89162" calcext:value-type="float">
            <text:p>198916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CU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71555" calcext:value-type="float">
            <text:p>57155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2000" calcext:value-type="float">
            <text:p>92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25009" calcext:value-type="float">
            <text:p>22500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38507" calcext:value-type="float">
            <text:p>43850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2343" calcext:value-type="float">
            <text:p>19234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254308" calcext:value-type="float">
            <text:p>5254308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203965" calcext:value-type="float">
            <text:p>3203965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0236" calcext:value-type="float">
            <text:p>110236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94204" calcext:value-type="float">
            <text:p>89420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21767" calcext:value-type="float">
            <text:p>1821767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23172" calcext:value-type="float">
            <text:p>162317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907468" calcext:value-type="float">
            <text:p>90746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80563" calcext:value-type="float">
            <text:p>68056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796211" calcext:value-type="float">
            <text:p>479621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7101" calcext:value-type="float">
            <text:p>1710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41022" calcext:value-type="float">
            <text:p>114102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31772" calcext:value-type="float">
            <text:p>23177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582648" calcext:value-type="float">
            <text:p>658264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15534" calcext:value-type="float">
            <text:p>161553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865154" calcext:value-type="float">
            <text:p>786515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9940" calcext:value-type="float">
            <text:p>6994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88391" calcext:value-type="float">
            <text:p>288391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227697" calcext:value-type="float">
            <text:p>822769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3638" calcext:value-type="float">
            <text:p>19363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532224" calcext:value-type="float">
            <text:p>353222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13181" calcext:value-type="float">
            <text:p>31318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51066" calcext:value-type="float">
            <text:p>45106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850735" calcext:value-type="float">
            <text:p>485073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142896" calcext:value-type="float">
            <text:p>214289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1675" calcext:value-type="float">
            <text:p>13167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043068" calcext:value-type="float">
            <text:p>4043068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8886" calcext:value-type="float">
            <text:p>278886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000" calcext:value-type="float">
            <text:p>360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397" calcext:value-type="float">
            <text:p>19397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70372" calcext:value-type="float">
            <text:p>7037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46885" calcext:value-type="float">
            <text:p>254688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77189" calcext:value-type="float">
            <text:p>277189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929292" calcext:value-type="float">
            <text:p>592929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393224" calcext:value-type="float">
            <text:p>439322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78419" calcext:value-type="float">
            <text:p>627841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24323" calcext:value-type="float">
            <text:p>142432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12009" calcext:value-type="float">
            <text:p>61200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7352045" calcext:value-type="float">
            <text:p>735204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37920" calcext:value-type="float">
            <text:p>83792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42585" calcext:value-type="float">
            <text:p>94258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83742" calcext:value-type="float">
            <text:p>28374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415235" calcext:value-type="float">
            <text:p>3415235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8579" calcext:value-type="float">
            <text:p>7857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567948" calcext:value-type="float">
            <text:p>156794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5933" calcext:value-type="float">
            <text:p>22593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664" calcext:value-type="float">
            <text:p>1664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66786" calcext:value-type="float">
            <text:p>206678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79044" calcext:value-type="float">
            <text:p>137904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69776" calcext:value-type="float">
            <text:p>86977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046374" calcext:value-type="float">
            <text:p>404637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07365" calcext:value-type="float">
            <text:p>50736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H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65613" calcext:value-type="float">
            <text:p>256561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0800" calcext:value-type="float">
            <text:p>1108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500" calcext:value-type="float">
            <text:p>625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2100" calcext:value-type="float">
            <text:p>521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4492" calcext:value-type="float">
            <text:p>11449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7896" calcext:value-type="float">
            <text:p>9789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6192" calcext:value-type="float">
            <text:p>14619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530" calcext:value-type="float">
            <text:p>1153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-AA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3985" calcext:value-type="float">
            <text:p>11398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AD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3500" calcext:value-type="float">
            <text:p>335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AD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780" calcext:value-type="float">
            <text:p>4178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AD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125" calcext:value-type="float">
            <text:p>3612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-AD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875" calcext:value-type="float">
            <text:p>1487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IC-CFR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4160" calcext:value-type="float">
            <text:p>20416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00" calcext:value-type="float">
            <text:p>5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351" calcext:value-type="float">
            <text:p>2035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7238" calcext:value-type="float">
            <text:p>13723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07" calcext:value-type="float">
            <text:p>40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2524" calcext:value-type="float">
            <text:p>32524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07" calcext:value-type="float">
            <text:p>407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07" calcext:value-type="float">
            <text:p>407</text:p>
          </table:table-cell>
          <table:table-cell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CEICE-AA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07" calcext:value-type="float">
            <text:p>40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A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4514" calcext:value-type="float">
            <text:p>8451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A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70691" calcext:value-type="float">
            <text:p>47069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A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540" calcext:value-type="float">
            <text:p>354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A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300" calcext:value-type="float">
            <text:p>930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A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0200" calcext:value-type="float">
            <text:p>17020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A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1780" calcext:value-type="float">
            <text:p>2178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3817" calcext:value-type="float">
            <text:p>5381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00793" calcext:value-type="float">
            <text:p>80079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7177" calcext:value-type="float">
            <text:p>7717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80331" calcext:value-type="float">
            <text:p>380331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6633" calcext:value-type="float">
            <text:p>76633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88371" calcext:value-type="float">
            <text:p>288371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EICE-EX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8317" calcext:value-type="float">
            <text:p>3831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PCT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328" calcext:value-type="float">
            <text:p>2032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88527" calcext:value-type="float">
            <text:p>28852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S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6" calcext:value-type="float">
            <text:p>11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87356" calcext:value-type="float">
            <text:p>2587356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IC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855894" calcext:value-type="float">
            <text:p>3855894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EICE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67953" calcext:value-type="float">
            <text:p>106795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7550" calcext:value-type="float">
            <text:p>30755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584891" calcext:value-type="float">
            <text:p>458489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00000" calcext:value-type="float">
            <text:p>1100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09652" calcext:value-type="float">
            <text:p>509652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321209" calcext:value-type="float">
            <text:p>432120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9435" calcext:value-type="float">
            <text:p>3943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6240" calcext:value-type="float">
            <text:p>10624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651820" calcext:value-type="float">
            <text:p>465182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1000" calcext:value-type="float">
            <text:p>61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42105" calcext:value-type="float">
            <text:p>24210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581702" calcext:value-type="float">
            <text:p>458170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5316" calcext:value-type="float">
            <text:p>10531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794347" calcext:value-type="float">
            <text:p>2794347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30037" calcext:value-type="float">
            <text:p>1330037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5713" calcext:value-type="float">
            <text:p>35713</text:p>
          </table:table-cell>
          <table:table-cell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CE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5713" calcext:value-type="float">
            <text:p>3571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ICEST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8265" calcext:value-type="float">
            <text:p>16826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ICEST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2640" calcext:value-type="float">
            <text:p>6264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ICEST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21" calcext:value-type="float">
            <text:p>72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5713" calcext:value-type="float">
            <text:p>275713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09553" calcext:value-type="float">
            <text:p>709553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9700" calcext:value-type="float">
            <text:p>297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68281" calcext:value-type="float">
            <text:p>6828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6898" calcext:value-type="float">
            <text:p>16689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39502" calcext:value-type="float">
            <text:p>113950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515" calcext:value-type="float">
            <text:p>251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29607" calcext:value-type="float">
            <text:p>29607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9829" calcext:value-type="float">
            <text:p>18982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32412" calcext:value-type="float">
            <text:p>83241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10818" calcext:value-type="float">
            <text:p>31081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63493" calcext:value-type="float">
            <text:p>56349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0735" calcext:value-type="float">
            <text:p>7073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5518" calcext:value-type="float">
            <text:p>10551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81653" calcext:value-type="float">
            <text:p>88165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89100" calcext:value-type="float">
            <text:p>2891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377678" calcext:value-type="float">
            <text:p>237767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9524" calcext:value-type="float">
            <text:p>21952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733196" calcext:value-type="float">
            <text:p>273319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5611" calcext:value-type="float">
            <text:p>7561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15578" calcext:value-type="float">
            <text:p>1615578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EIC-IEC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99579" calcext:value-type="float">
            <text:p>79957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SA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11377" calcext:value-type="float">
            <text:p>111137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SAS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4000" calcext:value-type="float">
            <text:p>194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SA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02470" calcext:value-type="float">
            <text:p>170247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SAS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38110" calcext:value-type="float">
            <text:p>73811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SA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633678" calcext:value-type="float">
            <text:p>263367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S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00000" calcext:value-type="float">
            <text:p>900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S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900000" calcext:value-type="float">
            <text:p>39000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S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100000" calcext:value-type="float">
            <text:p>5100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S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00000" calcext:value-type="float">
            <text:p>2100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S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08355" calcext:value-type="float">
            <text:p>60835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SC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49708" calcext:value-type="float">
            <text:p>134970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SCDS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4672" calcext:value-type="float">
            <text:p>7467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7243" calcext:value-type="float">
            <text:p>24724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SCDS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7734" calcext:value-type="float">
            <text:p>9773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31072" calcext:value-type="float">
            <text:p>731072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5000" calcext:value-type="float">
            <text:p>85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SCDS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744" calcext:value-type="float">
            <text:p>1474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88601" calcext:value-type="float">
            <text:p>258860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729366" calcext:value-type="float">
            <text:p>1072936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313979" calcext:value-type="float">
            <text:p>1231397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IC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502339" calcext:value-type="float">
            <text:p>1150233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SGT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1097" calcext:value-type="float">
            <text:p>17109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620" calcext:value-type="float">
            <text:p>1062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IC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2699" calcext:value-type="float">
            <text:p>5269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6027" calcext:value-type="float">
            <text:p>12602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8454" calcext:value-type="float">
            <text:p>12845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409" calcext:value-type="float">
            <text:p>2140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IC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1603" calcext:value-type="float">
            <text:p>21160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IC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420884" calcext:value-type="float">
            <text:p>542088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IC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935811" calcext:value-type="float">
            <text:p>2935811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03200" calcext:value-type="float">
            <text:p>4032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9050" calcext:value-type="float">
            <text:p>16905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383259" calcext:value-type="float">
            <text:p>3383259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667301" calcext:value-type="float">
            <text:p>566730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6500" calcext:value-type="float">
            <text:p>165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39563" calcext:value-type="float">
            <text:p>83956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027430" calcext:value-type="float">
            <text:p>302743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96000" calcext:value-type="float">
            <text:p>296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06328" calcext:value-type="float">
            <text:p>210632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928968" calcext:value-type="float">
            <text:p>792896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4606" calcext:value-type="float">
            <text:p>6460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09332" calcext:value-type="float">
            <text:p>80933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589312" calcext:value-type="float">
            <text:p>1158931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44949" calcext:value-type="float">
            <text:p>14494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24399" calcext:value-type="float">
            <text:p>142439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329247" calcext:value-type="float">
            <text:p>1032924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000" calcext:value-type="float">
            <text:p>60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2155" calcext:value-type="float">
            <text:p>7215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867779" calcext:value-type="float">
            <text:p>886777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0000" calcext:value-type="float">
            <text:p>50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535939" calcext:value-type="float">
            <text:p>553593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E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000" calcext:value-type="float">
            <text:p>36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9196" calcext:value-type="float">
            <text:p>19919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15286" calcext:value-type="float">
            <text:p>151528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7233" calcext:value-type="float">
            <text:p>5723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476488" calcext:value-type="float">
            <text:p>447648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3618" calcext:value-type="float">
            <text:p>10361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292758" calcext:value-type="float">
            <text:p>529275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32526" calcext:value-type="float">
            <text:p>43252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016516" calcext:value-type="float">
            <text:p>301651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8268" calcext:value-type="float">
            <text:p>12826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773184" calcext:value-type="float">
            <text:p>277318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0119" calcext:value-type="float">
            <text:p>60119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443" calcext:value-type="float">
            <text:p>16443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FV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59724" calcext:value-type="float">
            <text:p>659724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023" calcext:value-type="float">
            <text:p>25023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2000" calcext:value-type="float">
            <text:p>12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62778" calcext:value-type="float">
            <text:p>362778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9865" calcext:value-type="float">
            <text:p>41986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84371" calcext:value-type="float">
            <text:p>48437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5749" calcext:value-type="float">
            <text:p>8574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49495" calcext:value-type="float">
            <text:p>194949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86231" calcext:value-type="float">
            <text:p>386231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1052" calcext:value-type="float">
            <text:p>20105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58982" calcext:value-type="float">
            <text:p>195898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5500" calcext:value-type="float">
            <text:p>55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251002" calcext:value-type="float">
            <text:p>25100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4305" calcext:value-type="float">
            <text:p>74305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54551" calcext:value-type="float">
            <text:p>155455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000" calcext:value-type="float">
            <text:p>6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53379" calcext:value-type="float">
            <text:p>165337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GOB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33133" calcext:value-type="float">
            <text:p>153313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H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008" calcext:value-type="float">
            <text:p>2400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H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666" calcext:value-type="float">
            <text:p>666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41584" calcext:value-type="float">
            <text:p>224158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222" calcext:value-type="float">
            <text:p>222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07371" calcext:value-type="float">
            <text:p>1907371</text:p>
          </table:table-cell>
          <table:table-cell/>
        </table:table-row>
        <table:table-row table:style-name="ro3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20" calcext:value-type="float">
            <text:p>820</text:p>
          </table:table-cell>
          <table:table-cell/>
        </table:table-row>
        <table:table-row table:style-name="ro3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880" calcext:value-type="float">
            <text:p>3880</text:p>
          </table:table-cell>
          <table:table-cell/>
        </table:table-row>
        <table:table-row table:style-name="ro3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908" calcext:value-type="float">
            <text:p>3908</text:p>
          </table:table-cell>
          <table:table-cell/>
        </table:table-row>
        <table:table-row table:style-name="ro3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76" calcext:value-type="float">
            <text:p>2576</text:p>
          </table:table-cell>
          <table:table-cell/>
        </table:table-row>
        <table:table-row table:style-name="ro3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2" calcext:value-type="float">
            <text:p>72</text:p>
          </table:table-cell>
          <table:table-cell/>
        </table:table-row>
        <table:table-row table:style-name="ro3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39" calcext:value-type="float">
            <text:p>2439</text:p>
          </table:table-cell>
          <table:table-cell/>
        </table:table-row>
        <table:table-row table:style-name="ro3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CHAP-AGES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12" calcext:value-type="float">
            <text:p>2512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00000" calcext:value-type="float">
            <text:p>16000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5710" calcext:value-type="float">
            <text:p>8571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81567" calcext:value-type="float">
            <text:p>138156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81212" calcext:value-type="float">
            <text:p>68121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200001" calcext:value-type="float">
            <text:p>120000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00525" calcext:value-type="float">
            <text:p>70052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12983" calcext:value-type="float">
            <text:p>171298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600000" calcext:value-type="float">
            <text:p>1600000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55980" calcext:value-type="float">
            <text:p>555980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HAPDGP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0000" calcext:value-type="float">
            <text:p>130000</text:p>
          </table:table-cell>
          <table:table-cell/>
        </table:table-row>
        <table:table-row table:style-name="ro3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HAPDGTHA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5342" calcext:value-type="float">
            <text:p>7534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480" calcext:value-type="float">
            <text:p>6248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080" calcext:value-type="float">
            <text:p>708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3344" calcext:value-type="float">
            <text:p>2334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8782" calcext:value-type="float">
            <text:p>178782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49088" calcext:value-type="float">
            <text:p>44908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78" calcext:value-type="float">
            <text:p>137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5817" calcext:value-type="float">
            <text:p>20581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3045" calcext:value-type="float">
            <text:p>41304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HAP-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9117" calcext:value-type="float">
            <text:p>109117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5151" calcext:value-type="float">
            <text:p>62515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06379" calcext:value-type="float">
            <text:p>606379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950" calcext:value-type="float">
            <text:p>1195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9567" calcext:value-type="float">
            <text:p>119567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65815" calcext:value-type="float">
            <text:p>166581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74775" calcext:value-type="float">
            <text:p>87477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7568" calcext:value-type="float">
            <text:p>8756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665268" calcext:value-type="float">
            <text:p>66526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61406" calcext:value-type="float">
            <text:p>26140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87430" calcext:value-type="float">
            <text:p>318743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128" calcext:value-type="float">
            <text:p>812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226364" calcext:value-type="float">
            <text:p>22636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82540" calcext:value-type="float">
            <text:p>28254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00669" calcext:value-type="float">
            <text:p>410066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9598" calcext:value-type="float">
            <text:p>6959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70025" calcext:value-type="float">
            <text:p>7002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08246" calcext:value-type="float">
            <text:p>60824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183244" calcext:value-type="float">
            <text:p>618324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67010" calcext:value-type="float">
            <text:p>76701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682052" calcext:value-type="float">
            <text:p>2682052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598419" calcext:value-type="float">
            <text:p>959841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088288" calcext:value-type="float">
            <text:p>108828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5179" calcext:value-type="float">
            <text:p>21517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56335" calcext:value-type="float">
            <text:p>155633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38661" calcext:value-type="float">
            <text:p>13866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I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6552" calcext:value-type="float">
            <text:p>106552</text:p>
          </table:table-cell>
          <table:table-cell/>
        </table:table-row>
        <table:table-row table:style-name="ro3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AAE-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55700" calcext:value-type="float">
            <text:p>555700</text:p>
          </table:table-cell>
          <table:table-cell/>
        </table:table-row>
        <table:table-row table:style-name="ro3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AAE-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5417" calcext:value-type="float">
            <text:p>315417</text:p>
          </table:table-cell>
          <table:table-cell/>
        </table:table-row>
        <table:table-row table:style-name="ro3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AAE-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0080" calcext:value-type="float">
            <text:p>120080</text:p>
          </table:table-cell>
          <table:table-cell/>
        </table:table-row>
        <table:table-row table:style-name="ro3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CE-AAE-S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280" calcext:value-type="float">
            <text:p>9280</text:p>
          </table:table-cell>
          <table:table-cell/>
        </table:table-row>
        <table:table-row table:style-name="ro3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AGAE-S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800" calcext:value-type="float">
            <text:p>148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ICE-DGI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959" calcext:value-type="float">
            <text:p>9959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ICE-DGI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740" calcext:value-type="float">
            <text:p>1174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DGST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0000" calcext:value-type="float">
            <text:p>240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ASI</text:p>
          </table:table-cell>
          <table:table-cell table:style-name="ce7" office:value-type="string" calcext:value-type="string">
            <text:p>NO PROCEDE</text:p>
          </table:table-cell>
          <table:table-cell table:style-name="ce7" office:value-type="float" office:value="3898730" calcext:value-type="float">
            <text:p>389873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ASI</text:p>
          </table:table-cell>
          <table:table-cell table:style-name="ce7" office:value-type="string" calcext:value-type="string">
            <text:p>NO PROCEDE</text:p>
          </table:table-cell>
          <table:table-cell table:style-name="ce7" office:value-type="float" office:value="32714" calcext:value-type="float">
            <text:p>3271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C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60000" calcext:value-type="float">
            <text:p>1600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C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94220" calcext:value-type="float">
            <text:p>39422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C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28064" calcext:value-type="float">
            <text:p>12806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3778" calcext:value-type="float">
            <text:p>7377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463531" calcext:value-type="float">
            <text:p>946353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148" calcext:value-type="float">
            <text:p>1114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059" calcext:value-type="float">
            <text:p>2005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309394" calcext:value-type="float">
            <text:p>1330939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529190" calcext:value-type="float">
            <text:p>1552919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112053" calcext:value-type="float">
            <text:p>911205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CE-SCDS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5000" calcext:value-type="float">
            <text:p>750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ICE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91007" calcext:value-type="float">
            <text:p>391007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55218" calcext:value-type="float">
            <text:p>555218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ICE-SG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9463" calcext:value-type="float">
            <text:p>29463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ICE-SG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06395" calcext:value-type="float">
            <text:p>10639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98390" calcext:value-type="float">
            <text:p>39839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8064" calcext:value-type="float">
            <text:p>418064</text:p>
          </table:table-cell>
          <table:table-cell/>
        </table:table-row>
        <table:table-row table:style-name="ro3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67228" calcext:value-type="float">
            <text:p>3067228</text:p>
          </table:table-cell>
          <table:table-cell/>
        </table:table-row>
        <table:table-row table:style-name="ro3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880625" calcext:value-type="float">
            <text:p>6880625</text:p>
          </table:table-cell>
          <table:table-cell/>
        </table:table-row>
        <table:table-row table:style-name="ro3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7750" calcext:value-type="float">
            <text:p>37750</text:p>
          </table:table-cell>
          <table:table-cell/>
        </table:table-row>
        <table:table-row table:style-name="ro3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13219" calcext:value-type="float">
            <text:p>313219</text:p>
          </table:table-cell>
          <table:table-cell/>
        </table:table-row>
        <table:table-row table:style-name="ro3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15641" calcext:value-type="float">
            <text:p>1615641</text:p>
          </table:table-cell>
          <table:table-cell/>
        </table:table-row>
        <table:table-row table:style-name="ro3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720751" calcext:value-type="float">
            <text:p>12720751</text:p>
          </table:table-cell>
          <table:table-cell/>
        </table:table-row>
        <table:table-row table:style-name="ro3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269124" calcext:value-type="float">
            <text:p>1269124</text:p>
          </table:table-cell>
          <table:table-cell/>
        </table:table-row>
        <table:table-row table:style-name="ro3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21500" calcext:value-type="float">
            <text:p>121500</text:p>
          </table:table-cell>
          <table:table-cell/>
        </table:table-row>
        <table:table-row table:style-name="ro3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39515" calcext:value-type="float">
            <text:p>1839515</text:p>
          </table:table-cell>
          <table:table-cell/>
        </table:table-row>
        <table:table-row table:style-name="ro3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657261" calcext:value-type="float">
            <text:p>4657261</text:p>
          </table:table-cell>
          <table:table-cell/>
        </table:table-row>
        <table:table-row table:style-name="ro3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774395" calcext:value-type="float">
            <text:p>1774395</text:p>
          </table:table-cell>
          <table:table-cell/>
        </table:table-row>
        <table:table-row table:style-name="ro3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1271" calcext:value-type="float">
            <text:p>91271</text:p>
          </table:table-cell>
          <table:table-cell/>
        </table:table-row>
        <table:table-row table:style-name="ro3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187640" calcext:value-type="float">
            <text:p>19187640</text:p>
          </table:table-cell>
          <table:table-cell/>
        </table:table-row>
        <table:table-row table:style-name="ro3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802960" calcext:value-type="float">
            <text:p>11802960</text:p>
          </table:table-cell>
          <table:table-cell/>
        </table:table-row>
        <table:table-row table:style-name="ro3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CE-SGT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514458" calcext:value-type="float">
            <text:p>551445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I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5308" calcext:value-type="float">
            <text:p>4530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4269" calcext:value-type="float">
            <text:p>12426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59553" calcext:value-type="float">
            <text:p>35955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5880" calcext:value-type="float">
            <text:p>41588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CE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94200" calcext:value-type="float">
            <text:p>2942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CE-SI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0565" calcext:value-type="float">
            <text:p>17056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ICE-S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0000" calcext:value-type="float">
            <text:p>1500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2166" calcext:value-type="float">
            <text:p>132166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05140" calcext:value-type="float">
            <text:p>90514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6528" calcext:value-type="float">
            <text:p>25652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47166" calcext:value-type="float">
            <text:p>24716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290481" calcext:value-type="float">
            <text:p>7290481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45000" calcext:value-type="float">
            <text:p>45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9600" calcext:value-type="float">
            <text:p>496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630633" calcext:value-type="float">
            <text:p>763063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80000" calcext:value-type="float">
            <text:p>180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348666" calcext:value-type="float">
            <text:p>634866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35000" calcext:value-type="float">
            <text:p>13500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ICE-SS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09999" calcext:value-type="float">
            <text:p>170999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ITAN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0800" calcext:value-type="float">
            <text:p>1508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374" calcext:value-type="float">
            <text:p>29374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4303" calcext:value-type="float">
            <text:p>194303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2000" calcext:value-type="float">
            <text:p>12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101" calcext:value-type="float">
            <text:p>3010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7319" calcext:value-type="float">
            <text:p>24731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3336" calcext:value-type="float">
            <text:p>143336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974911" calcext:value-type="float">
            <text:p>2974911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853" calcext:value-type="float">
            <text:p>1985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804706" calcext:value-type="float">
            <text:p>880470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5533" calcext:value-type="float">
            <text:p>20553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704875" calcext:value-type="float">
            <text:p>970487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240734" calcext:value-type="float">
            <text:p>424073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JAP-DGF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4822" calcext:value-type="float">
            <text:p>204822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9068" calcext:value-type="float">
            <text:p>99068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71000" calcext:value-type="float">
            <text:p>71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3527" calcext:value-type="float">
            <text:p>183527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96680" calcext:value-type="float">
            <text:p>209668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1050" calcext:value-type="float">
            <text:p>8105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20698" calcext:value-type="float">
            <text:p>152069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85869" calcext:value-type="float">
            <text:p>28586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09891" calcext:value-type="float">
            <text:p>150989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502" calcext:value-type="float">
            <text:p>2050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85746" calcext:value-type="float">
            <text:p>128574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AP-DGM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5040" calcext:value-type="float">
            <text:p>8504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39606" calcext:value-type="float">
            <text:p>1939606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03187" calcext:value-type="float">
            <text:p>403187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9500" calcext:value-type="float">
            <text:p>95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845157" calcext:value-type="float">
            <text:p>3845157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895699" calcext:value-type="float">
            <text:p>5895699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25" calcext:value-type="float">
            <text:p>192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9400" calcext:value-type="float">
            <text:p>494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18562" calcext:value-type="float">
            <text:p>131856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551154" calcext:value-type="float">
            <text:p>455115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985" calcext:value-type="float">
            <text:p>1198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42832" calcext:value-type="float">
            <text:p>64283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004532" calcext:value-type="float">
            <text:p>700453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4883" calcext:value-type="float">
            <text:p>1488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NO PROCEDE</text:p>
          </table:table-cell>
          <table:table-cell table:style-name="ce7" office:value-type="float" office:value="127661" calcext:value-type="float">
            <text:p>12766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11172" calcext:value-type="float">
            <text:p>131117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642427" calcext:value-type="float">
            <text:p>2642427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NO PROCEDE</text:p>
          </table:table-cell>
          <table:table-cell table:style-name="ce7" office:value-type="float" office:value="322414" calcext:value-type="float">
            <text:p>32241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6928" calcext:value-type="float">
            <text:p>5692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12949" calcext:value-type="float">
            <text:p>121294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JAP-SGJ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7540" calcext:value-type="float">
            <text:p>9754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6251" calcext:value-type="float">
            <text:p>46251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3936" calcext:value-type="float">
            <text:p>53936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1882" calcext:value-type="float">
            <text:p>4188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6663" calcext:value-type="float">
            <text:p>186663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1289" calcext:value-type="float">
            <text:p>501289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511867" calcext:value-type="float">
            <text:p>511867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0447" calcext:value-type="float">
            <text:p>300447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12872" calcext:value-type="float">
            <text:p>111287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134" calcext:value-type="float">
            <text:p>713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20000" calcext:value-type="float">
            <text:p>120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219" calcext:value-type="float">
            <text:p>521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73419" calcext:value-type="float">
            <text:p>117341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03761" calcext:value-type="float">
            <text:p>603761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AP-SG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5750" calcext:value-type="float">
            <text:p>17575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J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72202" calcext:value-type="float">
            <text:p>147220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J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30063" calcext:value-type="float">
            <text:p>83006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J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7135" calcext:value-type="float">
            <text:p>1713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J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3378" calcext:value-type="float">
            <text:p>3337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J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48762" calcext:value-type="float">
            <text:p>2248762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J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34136" calcext:value-type="float">
            <text:p>153413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5371" calcext:value-type="float">
            <text:p>21537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79056" calcext:value-type="float">
            <text:p>67905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95828" calcext:value-type="float">
            <text:p>99582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283303" calcext:value-type="float">
            <text:p>428330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93990" calcext:value-type="float">
            <text:p>89399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134355" calcext:value-type="float">
            <text:p>513435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1199" calcext:value-type="float">
            <text:p>2119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507066" calcext:value-type="float">
            <text:p>750706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894831" calcext:value-type="float">
            <text:p>589483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62605" calcext:value-type="float">
            <text:p>196260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330582" calcext:value-type="float">
            <text:p>6330582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991717" calcext:value-type="float">
            <text:p>4991717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JI-DG-I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53495" calcext:value-type="float">
            <text:p>1053495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94546" calcext:value-type="float">
            <text:p>394546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88545" calcext:value-type="float">
            <text:p>18854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25960" calcext:value-type="float">
            <text:p>202596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77798" calcext:value-type="float">
            <text:p>1677798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5630" calcext:value-type="float">
            <text:p>3563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77529" calcext:value-type="float">
            <text:p>17752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442479" calcext:value-type="float">
            <text:p>344247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730795" calcext:value-type="float">
            <text:p>673079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081714" calcext:value-type="float">
            <text:p>108171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0000" calcext:value-type="float">
            <text:p>40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260930" calcext:value-type="float">
            <text:p>226093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372144" calcext:value-type="float">
            <text:p>6372144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665702" calcext:value-type="float">
            <text:p>166570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7879" calcext:value-type="float">
            <text:p>30787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368392" calcext:value-type="float">
            <text:p>636839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86395" calcext:value-type="float">
            <text:p>28639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1306" calcext:value-type="float">
            <text:p>13130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162886" calcext:value-type="float">
            <text:p>716288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67723" calcext:value-type="float">
            <text:p>46772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753489" calcext:value-type="float">
            <text:p>875348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57855" calcext:value-type="float">
            <text:p>75785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721898" calcext:value-type="float">
            <text:p>472189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6594" calcext:value-type="float">
            <text:p>42659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55337" calcext:value-type="float">
            <text:p>2255337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39000" calcext:value-type="float">
            <text:p>1439000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39000" calcext:value-type="float">
            <text:p>1239000</text:p>
          </table:table-cell>
          <table:table-cell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89000" calcext:value-type="float">
            <text:p>1089000</text:p>
          </table:table-cell>
          <table:table-cell/>
        </table:table-row>
        <table:table-row table:style-name="ro2">
          <table:table-cell/>
          <table:table-cell table:style-name="ce4" office:value-type="float" office:value="2018" calcext:value-type="float">
            <text:p>2018</text:p>
          </table:table-cell>
          <table:table-cell table:style-name="ce7" office:value-type="string" calcext:value-type="string">
            <text:p>CMA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95283" calcext:value-type="float">
            <text:p>595283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6659" calcext:value-type="float">
            <text:p>86659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4972" calcext:value-type="float">
            <text:p>64972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822" calcext:value-type="float">
            <text:p>1182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62544" calcext:value-type="float">
            <text:p>96254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78249" calcext:value-type="float">
            <text:p>197824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58549" calcext:value-type="float">
            <text:p>115854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94329" calcext:value-type="float">
            <text:p>369432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670" calcext:value-type="float">
            <text:p>1167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49293" calcext:value-type="float">
            <text:p>34929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66972" calcext:value-type="float">
            <text:p>256697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1425" calcext:value-type="float">
            <text:p>101425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02503" calcext:value-type="float">
            <text:p>70250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8000" calcext:value-type="float">
            <text:p>38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63113" calcext:value-type="float">
            <text:p>46311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OP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7870" calcext:value-type="float">
            <text:p>9787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2462" calcext:value-type="float">
            <text:p>122462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85397" calcext:value-type="float">
            <text:p>58539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34241" calcext:value-type="float">
            <text:p>83424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03041" calcext:value-type="float">
            <text:p>90304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7424" calcext:value-type="float">
            <text:p>20742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24607" calcext:value-type="float">
            <text:p>424607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30055" calcext:value-type="float">
            <text:p>530055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67636" calcext:value-type="float">
            <text:p>267636</text:p>
          </table:table-cell>
          <table:table-cell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CPR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7004" calcext:value-type="float">
            <text:p>57004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0764" calcext:value-type="float">
            <text:p>60764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960" calcext:value-type="float">
            <text:p>1196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000" calcext:value-type="float">
            <text:p>4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7617" calcext:value-type="float">
            <text:p>87617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7613" calcext:value-type="float">
            <text:p>367613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0925" calcext:value-type="float">
            <text:p>16092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36343" calcext:value-type="float">
            <text:p>73634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1706" calcext:value-type="float">
            <text:p>4170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83099" calcext:value-type="float">
            <text:p>68309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60931" calcext:value-type="float">
            <text:p>116093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8988" calcext:value-type="float">
            <text:p>20898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25950" calcext:value-type="float">
            <text:p>82595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7614" calcext:value-type="float">
            <text:p>77614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10211" calcext:value-type="float">
            <text:p>101021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09781" calcext:value-type="float">
            <text:p>50978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14004" calcext:value-type="float">
            <text:p>111400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87733" calcext:value-type="float">
            <text:p>48773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PREI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0125" calcext:value-type="float">
            <text:p>140125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4550" calcext:value-type="float">
            <text:p>5455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12" calcext:value-type="float">
            <text:p>1012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50340" calcext:value-type="float">
            <text:p>25034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55820" calcext:value-type="float">
            <text:p>5582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40902" calcext:value-type="float">
            <text:p>94090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18049" calcext:value-type="float">
            <text:p>718049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65754" calcext:value-type="float">
            <text:p>86575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59515" calcext:value-type="float">
            <text:p>75951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73226" calcext:value-type="float">
            <text:p>1973226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92162" calcext:value-type="float">
            <text:p>39216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NO PROCEDE</text:p>
          </table:table-cell>
          <table:table-cell table:style-name="ce7" office:value-type="float" office:value="59972" calcext:value-type="float">
            <text:p>59972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1757" calcext:value-type="float">
            <text:p>301757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362409" calcext:value-type="float">
            <text:p>336240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97400" calcext:value-type="float">
            <text:p>974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81689" calcext:value-type="float">
            <text:p>28168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49868" calcext:value-type="float">
            <text:p>224986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80199" calcext:value-type="float">
            <text:p>18019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83109" calcext:value-type="float">
            <text:p>258310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99532" calcext:value-type="float">
            <text:p>5099532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48114" calcext:value-type="float">
            <text:p>4811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42933" calcext:value-type="float">
            <text:p>124293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295786" calcext:value-type="float">
            <text:p>729578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5048" calcext:value-type="float">
            <text:p>7504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61389" calcext:value-type="float">
            <text:p>96138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800033" calcext:value-type="float">
            <text:p>880003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657" calcext:value-type="float">
            <text:p>1165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478" calcext:value-type="float">
            <text:p>1147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786709" calcext:value-type="float">
            <text:p>3786709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37506" calcext:value-type="float">
            <text:p>1437506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SB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4760" calcext:value-type="float">
            <text:p>214760</text:p>
          </table:table-cell>
          <table:table-cell/>
        </table:table-row>
        <table:table-row table:style-name="ro3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APESH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4555" calcext:value-type="float">
            <text:p>74555</text:p>
          </table:table-cell>
          <table:table-cell/>
        </table:table-row>
        <table:table-row table:style-name="ro3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APESH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07579" calcext:value-type="float">
            <text:p>407579</text:p>
          </table:table-cell>
          <table:table-cell/>
        </table:table-row>
        <table:table-row table:style-name="ro3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-APESH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1748" calcext:value-type="float">
            <text:p>311748</text:p>
          </table:table-cell>
          <table:table-cell/>
        </table:table-row>
        <table:table-row table:style-name="ro3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SBS-APESH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7800" calcext:value-type="float">
            <text:p>217800</text:p>
          </table:table-cell>
          <table:table-cell/>
        </table:table-row>
        <table:table-row table:style-name="ro3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SBS-APESH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17800" calcext:value-type="float">
            <text:p>217800</text:p>
          </table:table-cell>
          <table:table-cell/>
        </table:table-row>
        <table:table-row table:style-name="ro3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APESH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30" calcext:value-type="float">
            <text:p>3630</text:p>
          </table:table-cell>
          <table:table-cell/>
        </table:table-row>
        <table:table-row table:style-name="ro3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-APESH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5143" calcext:value-type="float">
            <text:p>3514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ASSD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433127" calcext:value-type="float">
            <text:p>343312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ASSD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12618" calcext:value-type="float">
            <text:p>171261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-ASSD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510245" calcext:value-type="float">
            <text:p>351024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-ASSD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663705" calcext:value-type="float">
            <text:p>566370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SBS-ASSD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69388" calcext:value-type="float">
            <text:p>2069388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SBS-ASSD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43757" calcext:value-type="float">
            <text:p>364375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EIHB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652" calcext:value-type="float">
            <text:p>2765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EIHB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1625" calcext:value-type="float">
            <text:p>22162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-EIHB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69630" calcext:value-type="float">
            <text:p>269630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SBS-EIHB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7909" calcext:value-type="float">
            <text:p>8790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EPE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63031" calcext:value-type="float">
            <text:p>76303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SBS-EPE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16070" calcext:value-type="float">
            <text:p>141607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SBS-EPE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37496" calcext:value-type="float">
            <text:p>737496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SBS-EPE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02381" calcext:value-type="float">
            <text:p>1102381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SBS-EPE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27208" calcext:value-type="float">
            <text:p>92720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811" calcext:value-type="float">
            <text:p>381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00" calcext:value-type="float">
            <text:p>11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01" calcext:value-type="float">
            <text:p>620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7396" calcext:value-type="float">
            <text:p>47396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518" calcext:value-type="float">
            <text:p>151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97173" calcext:value-type="float">
            <text:p>397173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60000" calcext:value-type="float">
            <text:p>460000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CTC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6666" calcext:value-type="float">
            <text:p>76666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24291" calcext:value-type="float">
            <text:p>224291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7615" calcext:value-type="float">
            <text:p>9761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5440" calcext:value-type="float">
            <text:p>6544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00615" calcext:value-type="float">
            <text:p>30061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42822" calcext:value-type="float">
            <text:p>44282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82594" calcext:value-type="float">
            <text:p>58259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0000" calcext:value-type="float">
            <text:p>300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3613" calcext:value-type="float">
            <text:p>1361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2699" calcext:value-type="float">
            <text:p>11269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10281" calcext:value-type="float">
            <text:p>61028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0502" calcext:value-type="float">
            <text:p>130502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59370" calcext:value-type="float">
            <text:p>65937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4478" calcext:value-type="float">
            <text:p>10447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3306" calcext:value-type="float">
            <text:p>24330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3488" calcext:value-type="float">
            <text:p>5348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26416" calcext:value-type="float">
            <text:p>42641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CTC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1210" calcext:value-type="float">
            <text:p>25121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5362" calcext:value-type="float">
            <text:p>12536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16241" calcext:value-type="float">
            <text:p>1016241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4423" calcext:value-type="float">
            <text:p>25442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457307" calcext:value-type="float">
            <text:p>5457307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0000" calcext:value-type="float">
            <text:p>60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6560" calcext:value-type="float">
            <text:p>7656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VOT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24261" calcext:value-type="float">
            <text:p>162426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AOPJ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296" calcext:value-type="float">
            <text:p>2129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AOPJ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99693" calcext:value-type="float">
            <text:p>499693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AOPJ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567" calcext:value-type="float">
            <text:p>42567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AOPJ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0306" calcext:value-type="float">
            <text:p>15030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AP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4200" calcext:value-type="float">
            <text:p>242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AP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6062" calcext:value-type="float">
            <text:p>106062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AP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7796" calcext:value-type="float">
            <text:p>77796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EIAP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7795" calcext:value-type="float">
            <text:p>47795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EIAP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025" calcext:value-type="float">
            <text:p>3025</text:p>
          </table:table-cell>
          <table:table-cell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EIAPP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025" calcext:value-type="float">
            <text:p>302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6295" calcext:value-type="float">
            <text:p>8629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79402" calcext:value-type="float">
            <text:p>27940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2010" calcext:value-type="float">
            <text:p>5201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87651" calcext:value-type="float">
            <text:p>38765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9788" calcext:value-type="float">
            <text:p>7978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1721" calcext:value-type="float">
            <text:p>171721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EIEPTD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416" calcext:value-type="float">
            <text:p>19416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841" calcext:value-type="float">
            <text:p>13841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677" calcext:value-type="float">
            <text:p>14677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41" calcext:value-type="float">
            <text:p>34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762" calcext:value-type="float">
            <text:p>476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265" calcext:value-type="float">
            <text:p>2926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2418" calcext:value-type="float">
            <text:p>11241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101" calcext:value-type="float">
            <text:p>2510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IAPH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2299" calcext:value-type="float">
            <text:p>3229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VEIAS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6946" calcext:value-type="float">
            <text:p>10694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EIVEIAS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17300" calcext:value-type="float">
            <text:p>11730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VEIAS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60120" calcext:value-type="float">
            <text:p>660120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EIVEIASA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02318" calcext:value-type="float">
            <text:p>30231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FPGY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6859" calcext:value-type="float">
            <text:p>4685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FPGY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08562" calcext:value-type="float">
            <text:p>30856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FPGY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67032" calcext:value-type="float">
            <text:p>176703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FPGY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2838" calcext:value-type="float">
            <text:p>7283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FPGY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2644" calcext:value-type="float">
            <text:p>7264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FPGY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56322" calcext:value-type="float">
            <text:p>656322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3635" calcext:value-type="float">
            <text:p>43635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2000" calcext:value-type="float">
            <text:p>120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86735" calcext:value-type="float">
            <text:p>8673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0474" calcext:value-type="float">
            <text:p>9047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2554" calcext:value-type="float">
            <text:p>52554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54309" calcext:value-type="float">
            <text:p>54309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1812" calcext:value-type="float">
            <text:p>16181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92702" calcext:value-type="float">
            <text:p>29270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38166" calcext:value-type="float">
            <text:p>13816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24719" calcext:value-type="float">
            <text:p>22471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7688" calcext:value-type="float">
            <text:p>31768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9203" calcext:value-type="float">
            <text:p>4920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11523" calcext:value-type="float">
            <text:p>51152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AAP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456" calcext:value-type="float">
            <text:p>24456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4679" calcext:value-type="float">
            <text:p>34679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677" calcext:value-type="float">
            <text:p>8677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8666" calcext:value-type="float">
            <text:p>258666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460" calcext:value-type="float">
            <text:p>6246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86350" calcext:value-type="float">
            <text:p>38635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17333" calcext:value-type="float">
            <text:p>11733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7787" calcext:value-type="float">
            <text:p>17787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93884" calcext:value-type="float">
            <text:p>693884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89643" calcext:value-type="float">
            <text:p>189643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66666" calcext:value-type="float">
            <text:p>6666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31000" calcext:value-type="float">
            <text:p>531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18533" calcext:value-type="float">
            <text:p>101853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89643" calcext:value-type="float">
            <text:p>18964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5" calcext:value-type="float">
            <text:p>29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56351" calcext:value-type="float">
            <text:p>15635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311" calcext:value-type="float">
            <text:p>8311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41133" calcext:value-type="float">
            <text:p>54113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5157" calcext:value-type="float">
            <text:p>45157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21025" calcext:value-type="float">
            <text:p>52102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AJ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18372" calcext:value-type="float">
            <text:p>41837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556" calcext:value-type="float">
            <text:p>16556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87098" calcext:value-type="float">
            <text:p>8709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40202" calcext:value-type="float">
            <text:p>24020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35963" calcext:value-type="float">
            <text:p>235963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7934" calcext:value-type="float">
            <text:p>3793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23250" calcext:value-type="float">
            <text:p>42325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5800" calcext:value-type="float">
            <text:p>658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1914" calcext:value-type="float">
            <text:p>311914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20750" calcext:value-type="float">
            <text:p>12075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2000" calcext:value-type="float">
            <text:p>12200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4000" calcext:value-type="float">
            <text:p>24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000" calcext:value-type="float">
            <text:p>700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7555" calcext:value-type="float">
            <text:p>50755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8240" calcext:value-type="float">
            <text:p>3824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36766" calcext:value-type="float">
            <text:p>43676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5600" calcext:value-type="float">
            <text:p>256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48814" calcext:value-type="float">
            <text:p>54881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01295" calcext:value-type="float">
            <text:p>20129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IAM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000" calcext:value-type="float">
            <text:p>500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FA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4000" calcext:value-type="float">
            <text:p>2400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IFAPA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30000" calcext:value-type="float">
            <text:p>30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IFA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374624" calcext:value-type="float">
            <text:p>2374624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FAPA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2700" calcext:value-type="float">
            <text:p>1027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07582" calcext:value-type="float">
            <text:p>1107582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42388" calcext:value-type="float">
            <text:p>44238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70000" calcext:value-type="float">
            <text:p>1700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83137" calcext:value-type="float">
            <text:p>483137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720074" calcext:value-type="float">
            <text:p>1720074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48071" calcext:value-type="float">
            <text:p>848071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5549" calcext:value-type="float">
            <text:p>95549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1188" calcext:value-type="float">
            <text:p>3118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93448" calcext:value-type="float">
            <text:p>793448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389" calcext:value-type="float">
            <text:p>1138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2650" calcext:value-type="float">
            <text:p>21265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77452" calcext:value-type="float">
            <text:p>67745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6811" calcext:value-type="float">
            <text:p>26811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85771" calcext:value-type="float">
            <text:p>138577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1918" calcext:value-type="float">
            <text:p>41918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54049" calcext:value-type="float">
            <text:p>1054049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IFAPA-INF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22913" calcext:value-type="float">
            <text:p>62291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MAB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621" calcext:value-type="float">
            <text:p>1062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MABI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30" calcext:value-type="float">
            <text:p>2130</text:p>
          </table:table-cell>
          <table:table-cell/>
        </table:table-row>
        <table:table-row table:style-name="ro3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NTURJOVEN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035" calcext:value-type="float">
            <text:p>50035</text:p>
          </table:table-cell>
          <table:table-cell/>
        </table:table-row>
        <table:table-row table:style-name="ro3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NTURJOVEN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998" calcext:value-type="float">
            <text:p>599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964541" calcext:value-type="float">
            <text:p>5964541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0910176" calcext:value-type="float">
            <text:p>3091017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4802275" calcext:value-type="float">
            <text:p>24802275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7288299" calcext:value-type="float">
            <text:p>3728829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1129299" calcext:value-type="float">
            <text:p>2112929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1880" calcext:value-type="float">
            <text:p>16188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166" calcext:value-type="float">
            <text:p>1316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4000" calcext:value-type="float">
            <text:p>640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969698" calcext:value-type="float">
            <text:p>1996969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402651" calcext:value-type="float">
            <text:p>240265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78765" calcext:value-type="float">
            <text:p>37876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IS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54450" calcext:value-type="float">
            <text:p>254450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155" calcext:value-type="float">
            <text:p>42155</text:p>
          </table:table-cell>
          <table:table-cell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7000" calcext:value-type="float">
            <text:p>77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0898" calcext:value-type="float">
            <text:p>100898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92722" calcext:value-type="float">
            <text:p>292722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00000" calcext:value-type="float">
            <text:p>7000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6885" calcext:value-type="float">
            <text:p>136885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4108" calcext:value-type="float">
            <text:p>134108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10846" calcext:value-type="float">
            <text:p>810846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44908" calcext:value-type="float">
            <text:p>14490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39080" calcext:value-type="float">
            <text:p>23908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6139" calcext:value-type="float">
            <text:p>46139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84640" calcext:value-type="float">
            <text:p>28464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4940" calcext:value-type="float">
            <text:p>5494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37825" calcext:value-type="float">
            <text:p>437825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2699" calcext:value-type="float">
            <text:p>62699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06693" calcext:value-type="float">
            <text:p>40669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8183" calcext:value-type="float">
            <text:p>16818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96279" calcext:value-type="float">
            <text:p>49627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3399" calcext:value-type="float">
            <text:p>33399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939" calcext:value-type="float">
            <text:p>9939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PAG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7700" calcext:value-type="float">
            <text:p>177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54370" calcext:value-type="float">
            <text:p>195437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771635" calcext:value-type="float">
            <text:p>5771635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0000" calcext:value-type="float">
            <text:p>60000</text:p>
          </table:table-cell>
          <table:table-cell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279000" calcext:value-type="float">
            <text:p>27900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95257" calcext:value-type="float">
            <text:p>1195257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239530" calcext:value-type="float">
            <text:p>6239530</text:p>
          </table:table-cell>
          <table:table-cell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540900" calcext:value-type="float">
            <text:p>54090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79430" calcext:value-type="float">
            <text:p>579430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472398" calcext:value-type="float">
            <text:p>22472398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36866" calcext:value-type="float">
            <text:p>73686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8342143" calcext:value-type="float">
            <text:p>28342143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4430" calcext:value-type="float">
            <text:p>11443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34615" calcext:value-type="float">
            <text:p>934615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100813" calcext:value-type="float">
            <text:p>22100813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452486" calcext:value-type="float">
            <text:p>452486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74832" calcext:value-type="float">
            <text:p>774832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4496520" calcext:value-type="float">
            <text:p>1449652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5724" calcext:value-type="float">
            <text:p>295724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69816" calcext:value-type="float">
            <text:p>769816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4444" calcext:value-type="float">
            <text:p>444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5724" calcext:value-type="float">
            <text:p>295724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52525" calcext:value-type="float">
            <text:p>65252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5724" calcext:value-type="float">
            <text:p>295724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SADESI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95724" calcext:value-type="float">
            <text:p>29572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66280" calcext:value-type="float">
            <text:p>166280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053433" calcext:value-type="float">
            <text:p>105343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96253" calcext:value-type="float">
            <text:p>96253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427852" calcext:value-type="float">
            <text:p>6427852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684971" calcext:value-type="float">
            <text:p>1684971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0385" calcext:value-type="float">
            <text:p>10038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697316" calcext:value-type="float">
            <text:p>6697316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AE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06358" calcext:value-type="float">
            <text:p>306358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5309" calcext:value-type="float">
            <text:p>45309</text:p>
          </table:table-cell>
          <table:table-cell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65320" calcext:value-type="float">
            <text:p>865320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9696" calcext:value-type="float">
            <text:p>19696</text:p>
          </table:table-cell>
          <table:table-cell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346350" calcext:value-type="float">
            <text:p>1346350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832" calcext:value-type="float">
            <text:p>1832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825007" calcext:value-type="float">
            <text:p>1825007</text:p>
          </table:table-cell>
          <table:table-cell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152833" calcext:value-type="float">
            <text:p>1152833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66248" calcext:value-type="float">
            <text:p>266248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612394" calcext:value-type="float">
            <text:p>8612394</text:p>
          </table:table-cell>
          <table:table-cell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0800" calcext:value-type="float">
            <text:p>70800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81238" calcext:value-type="float">
            <text:p>81238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106435" calcext:value-type="float">
            <text:p>12106435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9875" calcext:value-type="float">
            <text:p>8987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225" calcext:value-type="float">
            <text:p>27225</text:p>
          </table:table-cell>
          <table:table-cell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8920240" calcext:value-type="float">
            <text:p>18920240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225" calcext:value-type="float">
            <text:p>27225</text:p>
          </table:table-cell>
          <table:table-cell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22994" calcext:value-type="float">
            <text:p>3122994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7225" calcext:value-type="float">
            <text:p>27225</text:p>
          </table:table-cell>
          <table:table-cell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23345" calcext:value-type="float">
            <text:p>423345</text:p>
          </table:table-cell>
          <table:table-cell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343" calcext:value-type="float">
            <text:p>11343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SANDETE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6214" calcext:value-type="float">
            <text:p>96214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3791" calcext:value-type="float">
            <text:p>33791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895243" calcext:value-type="float">
            <text:p>895243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2000904" calcext:value-type="float">
            <text:p>12000904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1092312" calcext:value-type="float">
            <text:p>31092312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28000" calcext:value-type="float">
            <text:p>128000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33359055" calcext:value-type="float">
            <text:p>33359055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3599424" calcext:value-type="float">
            <text:p>43599424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92740" calcext:value-type="float">
            <text:p>192740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922737" calcext:value-type="float">
            <text:p>13922737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63503663" calcext:value-type="float">
            <text:p>63503663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785767" calcext:value-type="float">
            <text:p>1785767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0338090" calcext:value-type="float">
            <text:p>10338090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8571691" calcext:value-type="float">
            <text:p>58571691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133145" calcext:value-type="float">
            <text:p>133145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2064179" calcext:value-type="float">
            <text:p>2064179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8771875" calcext:value-type="float">
            <text:p>48771875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669405" calcext:value-type="float">
            <text:p>669405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0586488" calcext:value-type="float">
            <text:p>50586488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3000" calcext:value-type="float">
            <text:p>33000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774638" calcext:value-type="float">
            <text:p>1774638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3170491" calcext:value-type="float">
            <text:p>53170491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7986" calcext:value-type="float">
            <text:p>47986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45557577" calcext:value-type="float">
            <text:p>45557577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6416484" calcext:value-type="float">
            <text:p>16416484</text:p>
          </table:table-cell>
          <table:table-cell table:style-name="ce11"/>
        </table:table-row>
        <table:table-row table:style-name="ro2">
          <table:table-cell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SAS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5558059" calcext:value-type="float">
            <text:p>5558059</text:p>
          </table:table-cell>
          <table:table-cell/>
        </table:table-row>
        <table:table-row table:style-name="ro2">
          <table:table-cell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XXXCSAL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94348" calcext:value-type="float">
            <text:p>94348</text:p>
          </table:table-cell>
          <table:table-cell/>
        </table:table-row>
        <table:table-row table:style-name="ro1" table:number-rows-repeated="2">
          <table:table-cell/>
          <table:table-cell table:style-name="ce4" table:number-columns-repeated="2"/>
          <table:table-cell table:style-name="ce7" table:number-columns-repeated="2"/>
          <table:table-cell/>
        </table:table-row>
        <table:table-row table:style-name="ro1">
          <table:table-cell/>
          <table:table-cell table:style-name="ce5" table:number-columns-repeated="2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2"/>
          <table:table-cell table:style-name="ce7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RIE TEMPORAL</text:p>
          </table:table-cell>
          <table:table-cell office:value-type="string" calcext:value-type="string">
            <text:p>EVOLUCION TEMPORAL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Año</text:p>
          </table:table-cell>
          <table:table-cell table:style-name="ce6" office:value-type="string" calcext:value-type="string">
            <text:p>Objeto</text:p>
          </table:table-cell>
          <table:table-cell table:style-name="ce6" office:value-type="string" calcext:value-type="string">
            <text:p>Gasto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float" office:value="2018" calcext:value-type="float">
            <text:p>2018</text:p>
          </table:table-cell>
          <table:table-cell table:style-name="ce7" office:value-type="string" calcext:value-type="string">
            <text:p>Servicio</text:p>
          </table:table-cell>
          <table:table-cell table:style-name="ce9" office:value-type="float" office:value="595283" calcext:value-type="float">
            <text:p>595283</text:p>
          </table:table-cell>
          <table:table-cell table:style-name="ce12" table:formula="of:=SUMPRODUCT(([.$B$5:.$B$974]=[.C984]);([.$D$5:.$D$974]=[.D984]);([.$E$5:.$E$974]))" office:value-type="float" office:value="595283" calcext:value-type="float">
            <text:p>595283</text:p>
          </table:table-cell>
        </table:table-row>
        <table:table-row table:style-name="ro2">
          <table:table-cell table:number-columns-repeated="2"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Suministro</text:p>
          </table:table-cell>
          <table:table-cell table:style-name="ce10" office:value-type="float" office:value="11751" calcext:value-type="float">
            <text:p>11751</text:p>
          </table:table-cell>
          <table:table-cell table:style-name="ce11" table:formula="of:=SUMPRODUCT(([.$B$5:.$B$974]=[.C985]);([.$D$5:.$D$974]=[.D985]);([.$E$5:.$E$974]))" office:value-type="float" office:value="11750" calcext:value-type="float">
            <text:p>11750</text:p>
          </table:table-cell>
        </table:table-row>
        <table:table-row table:style-name="ro2">
          <table:table-cell table:number-columns-repeated="2"/>
          <table:table-cell table:style-name="ce4" office:value-type="float" office:value="2017" calcext:value-type="float">
            <text:p>2017</text:p>
          </table:table-cell>
          <table:table-cell table:style-name="ce7" office:value-type="string" calcext:value-type="string">
            <text:p>Servicio</text:p>
          </table:table-cell>
          <table:table-cell table:style-name="ce10" office:value-type="float" office:value="1283469" calcext:value-type="float">
            <text:p>1283469</text:p>
          </table:table-cell>
          <table:table-cell table:style-name="ce11" table:formula="of:=SUMPRODUCT(([.$B$5:.$B$974]=[.C986]);([.$D$5:.$D$974]=[.D986]);([.$E$5:.$E$974]))" office:value-type="float" office:value="1283468" calcext:value-type="float">
            <text:p>1283468</text:p>
          </table:table-cell>
        </table:table-row>
        <table:table-row table:style-name="ro2">
          <table:table-cell table:number-columns-repeated="2"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Servicio</text:p>
          </table:table-cell>
          <table:table-cell table:style-name="ce10" office:value-type="float" office:value="12273137" calcext:value-type="float">
            <text:p>12273137</text:p>
          </table:table-cell>
          <table:table-cell table:style-name="ce11" table:formula="of:=SUMPRODUCT(([.$B$5:.$B$974]=[.C987]);([.$D$5:.$D$974]=[.D987]);([.$E$5:.$E$974]))" office:value-type="float" office:value="12273132" calcext:value-type="float">
            <text:p>12273132</text:p>
          </table:table-cell>
        </table:table-row>
        <table:table-row table:style-name="ro2">
          <table:table-cell table:number-columns-repeated="2"/>
          <table:table-cell table:style-name="ce4" office:value-type="float" office:value="2016" calcext:value-type="float">
            <text:p>2016</text:p>
          </table:table-cell>
          <table:table-cell table:style-name="ce7" office:value-type="string" calcext:value-type="string">
            <text:p>Suministro</text:p>
          </table:table-cell>
          <table:table-cell table:style-name="ce9" office:value-type="float" office:value="1179356" calcext:value-type="float">
            <text:p>1179356</text:p>
          </table:table-cell>
          <table:table-cell table:style-name="ce12" table:formula="of:=SUMPRODUCT(([.$B$5:.$B$974]=[.C988]);([.$D$5:.$D$974]=[.D988]);([.$E$5:.$E$974]))" office:value-type="float" office:value="1179356" calcext:value-type="float">
            <text:p>1179356</text:p>
          </table:table-cell>
        </table:table-row>
        <table:table-row table:style-name="ro2">
          <table:table-cell table:number-columns-repeated="2"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Obra</text:p>
          </table:table-cell>
          <table:table-cell table:style-name="ce9" office:value-type="float" office:value="598503" calcext:value-type="float">
            <text:p>598503</text:p>
          </table:table-cell>
          <table:table-cell table:style-name="ce12" table:formula="of:=SUMPRODUCT(([.$B$5:.$B$974]=[.C989]);([.$D$5:.$D$974]=[.D989]);([.$E$5:.$E$974]))" office:value-type="float" office:value="598503" calcext:value-type="float">
            <text:p>598503</text:p>
          </table:table-cell>
        </table:table-row>
        <table:table-row table:style-name="ro2">
          <table:table-cell table:number-columns-repeated="2"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uministro</text:p>
          </table:table-cell>
          <table:table-cell table:style-name="ce10" office:value-type="float" office:value="3809702" calcext:value-type="float">
            <text:p>3809702</text:p>
          </table:table-cell>
          <table:table-cell table:style-name="ce11" table:formula="of:=SUMPRODUCT(([.$B$5:.$B$974]=[.C990]);([.$D$5:.$D$974]=[.D990]);([.$E$5:.$E$974]))" office:value-type="float" office:value="3809700" calcext:value-type="float">
            <text:p>3809700</text:p>
          </table:table-cell>
        </table:table-row>
        <table:table-row table:style-name="ro2">
          <table:table-cell table:number-columns-repeated="2"/>
          <table:table-cell table:style-name="ce4" office:value-type="float" office:value="2015" calcext:value-type="float">
            <text:p>2015</text:p>
          </table:table-cell>
          <table:table-cell table:style-name="ce7" office:value-type="string" calcext:value-type="string">
            <text:p>Servicio</text:p>
          </table:table-cell>
          <table:table-cell table:style-name="ce10" office:value-type="float" office:value="51251670" calcext:value-type="float">
            <text:p>51251670</text:p>
          </table:table-cell>
          <table:table-cell table:style-name="ce11" table:formula="of:=SUMPRODUCT(([.$B$5:.$B$974]=[.C991]);([.$D$5:.$D$974]=[.D991]);([.$E$5:.$E$974]))" office:value-type="float" office:value="51251658" calcext:value-type="float">
            <text:p>51251658</text:p>
          </table:table-cell>
        </table:table-row>
        <table:table-row table:style-name="ro2">
          <table:table-cell table:number-columns-repeated="2"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ervicio</text:p>
          </table:table-cell>
          <table:table-cell table:style-name="ce10" office:value-type="float" office:value="154400108" calcext:value-type="float">
            <text:p>154400108</text:p>
          </table:table-cell>
          <table:table-cell table:style-name="ce11" table:formula="of:=SUMPRODUCT(([.$B$5:.$B$974]=[.C992]);([.$D$5:.$D$974]=[.D992]);([.$E$5:.$E$974]))" office:value-type="float" office:value="154400083" calcext:value-type="float">
            <text:p>154400083</text:p>
          </table:table-cell>
        </table:table-row>
        <table:table-row table:style-name="ro2">
          <table:table-cell table:number-columns-repeated="2"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Suministro</text:p>
          </table:table-cell>
          <table:table-cell table:style-name="ce10" office:value-type="float" office:value="11634233" calcext:value-type="float">
            <text:p>11634233</text:p>
          </table:table-cell>
          <table:table-cell table:style-name="ce11" table:formula="of:=SUMPRODUCT(([.$B$5:.$B$974]=[.C993]);([.$D$5:.$D$974]=[.D993]);([.$E$5:.$E$974]))" office:value-type="float" office:value="11634218" calcext:value-type="float">
            <text:p>11634218</text:p>
          </table:table-cell>
        </table:table-row>
        <table:table-row table:style-name="ro2">
          <table:table-cell table:number-columns-repeated="2"/>
          <table:table-cell table:style-name="ce4" office:value-type="float" office:value="2014" calcext:value-type="float">
            <text:p>2014</text:p>
          </table:table-cell>
          <table:table-cell table:style-name="ce7" office:value-type="string" calcext:value-type="string">
            <text:p>Obra</text:p>
          </table:table-cell>
          <table:table-cell table:style-name="ce10" office:value-type="float" office:value="3615532" calcext:value-type="float">
            <text:p>3615532</text:p>
          </table:table-cell>
          <table:table-cell table:style-name="ce11" table:formula="of:=SUMPRODUCT(([.$B$5:.$B$974]=[.C994]);([.$D$5:.$D$974]=[.D994]);([.$E$5:.$E$974]))" office:value-type="float" office:value="3615531" calcext:value-type="float">
            <text:p>3615531</text:p>
          </table:table-cell>
        </table:table-row>
        <table:table-row table:style-name="ro2">
          <table:table-cell table:number-columns-repeated="2"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ervicio</text:p>
          </table:table-cell>
          <table:table-cell table:style-name="ce10" office:value-type="float" office:value="175788589" calcext:value-type="float">
            <text:p>175788589</text:p>
          </table:table-cell>
          <table:table-cell table:style-name="ce11" table:formula="of:=SUMPRODUCT(([.$B$5:.$B$974]=[.C995]);([.$D$5:.$D$974]=[.D995]);([.$E$5:.$E$974]))" office:value-type="float" office:value="175788562" calcext:value-type="float">
            <text:p>175788562</text:p>
          </table:table-cell>
        </table:table-row>
        <table:table-row table:style-name="ro2">
          <table:table-cell table:number-columns-repeated="2"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5950195" calcext:value-type="float">
            <text:p>45950195</text:p>
          </table:table-cell>
          <table:table-cell table:formula="of:=SUMPRODUCT(([.$B$5:.$B$974]=[.C996]);([.$D$5:.$D$974]=[.D996]);([.$E$5:.$E$974]))" office:value-type="float" office:value="45950173" calcext:value-type="float">
            <text:p>45950173</text:p>
          </table:table-cell>
        </table:table-row>
        <table:table-row table:style-name="ro2">
          <table:table-cell table:number-columns-repeated="2"/>
          <table:table-cell table:style-name="ce4" office:value-type="float" office:value="2013" calcext:value-type="float">
            <text:p>2013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8175403" calcext:value-type="float">
            <text:p>8175403</text:p>
          </table:table-cell>
          <table:table-cell table:formula="of:=SUMPRODUCT(([.$B$5:.$B$974]=[.C997]);([.$D$5:.$D$974]=[.D997]);([.$E$5:.$E$974]))" office:value-type="float" office:value="8175400" calcext:value-type="float">
            <text:p>8175400</text:p>
          </table:table-cell>
        </table:table-row>
        <table:table-row table:style-name="ro2">
          <table:table-cell table:number-columns-repeated="2"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81399397" calcext:value-type="float">
            <text:p>181399397</text:p>
          </table:table-cell>
          <table:table-cell table:formula="of:=SUMPRODUCT(([.$B$5:.$B$974]=[.C998]);([.$D$5:.$D$974]=[.D998]);([.$E$5:.$E$974]))" office:value-type="float" office:value="181399378" calcext:value-type="float">
            <text:p>181399378</text:p>
          </table:table-cell>
        </table:table-row>
        <table:table-row table:style-name="ro2">
          <table:table-cell table:number-columns-repeated="2"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1733452" calcext:value-type="float">
            <text:p>11733452</text:p>
          </table:table-cell>
          <table:table-cell table:formula="of:=SUMPRODUCT(([.$B$5:.$B$974]=[.C999]);([.$D$5:.$D$974]=[.D999]);([.$E$5:.$E$974]))" office:value-type="float" office:value="11733439" calcext:value-type="float">
            <text:p>11733439</text:p>
          </table:table-cell>
        </table:table-row>
        <table:table-row table:style-name="ro2">
          <table:table-cell table:number-columns-repeated="2"/>
          <table:table-cell table:style-name="ce4" office:value-type="float" office:value="2012" calcext:value-type="float">
            <text:p>2012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6258716" calcext:value-type="float">
            <text:p>6258716</text:p>
          </table:table-cell>
          <table:table-cell table:formula="of:=SUMPRODUCT(([.$B$5:.$B$974]=[.C1000]);([.$D$5:.$D$974]=[.D1000]);([.$E$5:.$E$974]))" office:value-type="float" office:value="6258714" calcext:value-type="float">
            <text:p>6258714</text:p>
          </table:table-cell>
        </table:table-row>
        <table:table-row table:style-name="ro2">
          <table:table-cell table:number-columns-repeated="2"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83816180" calcext:value-type="float">
            <text:p>183816180</text:p>
          </table:table-cell>
          <table:table-cell table:formula="of:=SUMPRODUCT(([.$B$5:.$B$974]=[.C1001]);([.$D$5:.$D$974]=[.D1001]);([.$E$5:.$E$974]))" office:value-type="float" office:value="183816163" calcext:value-type="float">
            <text:p>183816163</text:p>
          </table:table-cell>
        </table:table-row>
        <table:table-row table:style-name="ro2">
          <table:table-cell table:number-columns-repeated="2"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365720" calcext:value-type="float">
            <text:p>3365720</text:p>
          </table:table-cell>
          <table:table-cell table:formula="of:=SUMPRODUCT(([.$B$5:.$B$974]=[.C1002]);([.$D$5:.$D$974]=[.D1002]);([.$E$5:.$E$974]))" office:value-type="float" office:value="3365716" calcext:value-type="float">
            <text:p>3365716</text:p>
          </table:table-cell>
        </table:table-row>
        <table:table-row table:style-name="ro2">
          <table:table-cell table:number-columns-repeated="2"/>
          <table:table-cell table:style-name="ce4" office:value-type="float" office:value="2011" calcext:value-type="float">
            <text:p>2011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13262415" calcext:value-type="float">
            <text:p>13262415</text:p>
          </table:table-cell>
          <table:table-cell table:formula="of:=SUMPRODUCT(([.$B$5:.$B$974]=[.C1003]);([.$D$5:.$D$974]=[.D1003]);([.$E$5:.$E$974]))" office:value-type="float" office:value="13262401" calcext:value-type="float">
            <text:p>13262401</text:p>
          </table:table-cell>
        </table:table-row>
        <table:table-row table:style-name="ro2">
          <table:table-cell table:number-columns-repeated="2"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3336010" calcext:value-type="float">
            <text:p>43336010</text:p>
          </table:table-cell>
          <table:table-cell table:formula="of:=SUMPRODUCT(([.$B$5:.$B$974]=[.C1004]);([.$D$5:.$D$974]=[.D1004]);([.$E$5:.$E$974]))" office:value-type="float" office:value="43335995" calcext:value-type="float">
            <text:p>43335995</text:p>
          </table:table-cell>
        </table:table-row>
        <table:table-row table:style-name="ro2">
          <table:table-cell table:number-columns-repeated="2"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2595448" calcext:value-type="float">
            <text:p>2595448</text:p>
          </table:table-cell>
          <table:table-cell table:formula="of:=SUMPRODUCT(([.$B$5:.$B$974]=[.C1005]);([.$D$5:.$D$974]=[.D1005]);([.$E$5:.$E$974]))" office:value-type="float" office:value="2595445" calcext:value-type="float">
            <text:p>2595445</text:p>
          </table:table-cell>
        </table:table-row>
        <table:table-row table:style-name="ro2">
          <table:table-cell table:number-columns-repeated="2"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9" office:value-type="float" office:value="70025" calcext:value-type="float">
            <text:p>70025</text:p>
          </table:table-cell>
          <table:table-cell table:style-name="ce12" table:formula="of:=SUMPRODUCT(([.$B$5:.$B$974]=[.C1006]);([.$D$5:.$D$974]=[.D1006]);([.$E$5:.$E$974]))" office:value-type="float" office:value="70025" calcext:value-type="float">
            <text:p>70025</text:p>
          </table:table-cell>
        </table:table-row>
        <table:table-row table:style-name="ro2">
          <table:table-cell table:number-columns-repeated="2"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221188318" calcext:value-type="float">
            <text:p>221188318</text:p>
          </table:table-cell>
          <table:table-cell table:formula="of:=SUMPRODUCT(([.$B$5:.$B$974]=[.C1007]);([.$D$5:.$D$974]=[.D1007]);([.$E$5:.$E$974]))" office:value-type="float" office:value="221188302" calcext:value-type="float">
            <text:p>221188302</text:p>
          </table:table-cell>
        </table:table-row>
        <table:table-row table:style-name="ro2">
          <table:table-cell table:number-columns-repeated="2"/>
          <table:table-cell table:style-name="ce4" office:value-type="float" office:value="2010" calcext:value-type="float">
            <text:p>2010</text:p>
          </table:table-cell>
          <table:table-cell table:style-name="ce7" office:value-type="string" calcext:value-type="string">
            <text:p>NO PROCEDE</text:p>
          </table:table-cell>
          <table:table-cell table:style-name="ce7" office:value-type="float" office:value="355129" calcext:value-type="float">
            <text:p>355129</text:p>
          </table:table-cell>
          <table:table-cell table:formula="of:=SUMPRODUCT(([.$B$5:.$B$974]=[.C1008]);([.$D$5:.$D$974]=[.D1008]);([.$E$5:.$E$974]))" office:value-type="float" office:value="355128" calcext:value-type="float">
            <text:p>355128</text:p>
          </table:table-cell>
        </table:table-row>
        <table:table-row table:style-name="ro2">
          <table:table-cell table:number-columns-repeated="2"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NO PROCEDE</text:p>
          </table:table-cell>
          <table:table-cell table:style-name="ce9" office:value-type="float" office:value="4026391" calcext:value-type="float">
            <text:p>4026391</text:p>
          </table:table-cell>
          <table:table-cell table:style-name="ce12" table:formula="of:=SUMPRODUCT(([.$B$5:.$B$974]=[.C1009]);([.$D$5:.$D$974]=[.D1009]);([.$E$5:.$E$974]))" office:value-type="float" office:value="4026391" calcext:value-type="float">
            <text:p>4026391</text:p>
          </table:table-cell>
        </table:table-row>
        <table:table-row table:style-name="ro2">
          <table:table-cell table:number-columns-repeated="2"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94737487" calcext:value-type="float">
            <text:p>194737487</text:p>
          </table:table-cell>
          <table:table-cell table:formula="of:=SUMPRODUCT(([.$B$5:.$B$974]=[.C1010]);([.$D$5:.$D$974]=[.D1010]);([.$E$5:.$E$974]))" office:value-type="float" office:value="194737472" calcext:value-type="float">
            <text:p>194737472</text:p>
          </table:table-cell>
        </table:table-row>
        <table:table-row table:style-name="ro2">
          <table:table-cell table:number-columns-repeated="2"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5093285" calcext:value-type="float">
            <text:p>5093285</text:p>
          </table:table-cell>
          <table:table-cell table:formula="of:=SUMPRODUCT(([.$B$5:.$B$974]=[.C1011]);([.$D$5:.$D$974]=[.D1011]);([.$E$5:.$E$974]))" office:value-type="float" office:value="5093284" calcext:value-type="float">
            <text:p>5093284</text:p>
          </table:table-cell>
        </table:table-row>
        <table:table-row table:style-name="ro2">
          <table:table-cell table:number-columns-repeated="2"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58430972" calcext:value-type="float">
            <text:p>58430972</text:p>
          </table:table-cell>
          <table:table-cell table:formula="of:=SUMPRODUCT(([.$B$5:.$B$974]=[.C1012]);([.$D$5:.$D$974]=[.D1012]);([.$E$5:.$E$974]))" office:value-type="float" office:value="58430955" calcext:value-type="float">
            <text:p>58430955</text:p>
          </table:table-cell>
        </table:table-row>
        <table:table-row table:style-name="ro2">
          <table:table-cell table:number-columns-repeated="2"/>
          <table:table-cell table:style-name="ce4" office:value-type="float" office:value="2009" calcext:value-type="float">
            <text:p>2009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43444938" calcext:value-type="float">
            <text:p>43444938</text:p>
          </table:table-cell>
          <table:table-cell table:formula="of:=SUMPRODUCT(([.$B$5:.$B$974]=[.C1013]);([.$D$5:.$D$974]=[.D1013]);([.$E$5:.$E$974]))" office:value-type="float" office:value="43444935" calcext:value-type="float">
            <text:p>43444935</text:p>
          </table:table-cell>
        </table:table-row>
        <table:table-row table:style-name="ro2">
          <table:table-cell table:number-columns-repeated="2"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127161764" calcext:value-type="float">
            <text:p>127161764</text:p>
          </table:table-cell>
          <table:table-cell table:formula="of:=SUMPRODUCT(([.$B$5:.$B$974]=[.C1014]);([.$D$5:.$D$974]=[.D1014]);([.$E$5:.$E$974]))" office:value-type="float" office:value="127161751" calcext:value-type="float">
            <text:p>127161751</text:p>
          </table:table-cell>
        </table:table-row>
        <table:table-row table:style-name="ro2">
          <table:table-cell table:number-columns-repeated="2"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5121523" calcext:value-type="float">
            <text:p>15121523</text:p>
          </table:table-cell>
          <table:table-cell table:formula="of:=SUMPRODUCT(([.$B$5:.$B$974]=[.C1015]);([.$D$5:.$D$974]=[.D1015]);([.$E$5:.$E$974]))" office:value-type="float" office:value="15121519" calcext:value-type="float">
            <text:p>15121519</text:p>
          </table:table-cell>
        </table:table-row>
        <table:table-row table:style-name="ro2">
          <table:table-cell table:number-columns-repeated="2"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5914098" calcext:value-type="float">
            <text:p>35914098</text:p>
          </table:table-cell>
          <table:table-cell table:formula="of:=SUMPRODUCT(([.$B$5:.$B$974]=[.C1016]);([.$D$5:.$D$974]=[.D1016]);([.$E$5:.$E$974]))" office:value-type="float" office:value="35914093" calcext:value-type="float">
            <text:p>35914093</text:p>
          </table:table-cell>
        </table:table-row>
        <table:table-row table:style-name="ro2">
          <table:table-cell table:number-columns-repeated="2"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71901188" calcext:value-type="float">
            <text:p>71901188</text:p>
          </table:table-cell>
          <table:table-cell table:formula="of:=SUMPRODUCT(([.$B$5:.$B$974]=[.C1017]);([.$D$5:.$D$974]=[.D1017]);([.$E$5:.$E$974]))" office:value-type="float" office:value="71901172" calcext:value-type="float">
            <text:p>71901172</text:p>
          </table:table-cell>
        </table:table-row>
        <table:table-row table:style-name="ro2">
          <table:table-cell table:number-columns-repeated="2"/>
          <table:table-cell table:style-name="ce4" office:value-type="float" office:value="2008" calcext:value-type="float">
            <text:p>2008</text:p>
          </table:table-cell>
          <table:table-cell table:style-name="ce7" office:value-type="string" calcext:value-type="string">
            <text:p>NO PROCEDE</text:p>
          </table:table-cell>
          <table:table-cell table:style-name="ce9" office:value-type="float" office:value="59972" calcext:value-type="float">
            <text:p>59972</text:p>
          </table:table-cell>
          <table:table-cell table:style-name="ce12" table:formula="of:=SUMPRODUCT(([.$B$5:.$B$974]=[.C1018]);([.$D$5:.$D$974]=[.D1018]);([.$E$5:.$E$974]))" office:value-type="float" office:value="59972" calcext:value-type="float">
            <text:p>59972</text:p>
          </table:table-cell>
        </table:table-row>
        <table:table-row table:style-name="ro2">
          <table:table-cell table:number-columns-repeated="2"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70803997" calcext:value-type="float">
            <text:p>70803997</text:p>
          </table:table-cell>
          <table:table-cell table:formula="of:=SUMPRODUCT(([.$B$5:.$B$974]=[.C1019]);([.$D$5:.$D$974]=[.D1019]);([.$E$5:.$E$974]))" office:value-type="float" office:value="70803986" calcext:value-type="float">
            <text:p>70803986</text:p>
          </table:table-cell>
        </table:table-row>
        <table:table-row table:style-name="ro2">
          <table:table-cell table:number-columns-repeated="2"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107469" calcext:value-type="float">
            <text:p>42107469</text:p>
          </table:table-cell>
          <table:table-cell table:formula="of:=SUMPRODUCT(([.$B$5:.$B$974]=[.C1020]);([.$D$5:.$D$974]=[.D1020]);([.$E$5:.$E$974]))" office:value-type="float" office:value="42107457" calcext:value-type="float">
            <text:p>42107457</text:p>
          </table:table-cell>
        </table:table-row>
        <table:table-row table:style-name="ro2">
          <table:table-cell table:number-columns-repeated="2"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10701406" calcext:value-type="float">
            <text:p>10701406</text:p>
          </table:table-cell>
          <table:table-cell table:formula="of:=SUMPRODUCT(([.$B$5:.$B$974]=[.C1021]);([.$D$5:.$D$974]=[.D1021]);([.$E$5:.$E$974]))" office:value-type="float" office:value="10701401" calcext:value-type="float">
            <text:p>10701401</text:p>
          </table:table-cell>
        </table:table-row>
        <table:table-row table:style-name="ro2">
          <table:table-cell table:number-columns-repeated="2"/>
          <table:table-cell table:style-name="ce4" office:value-type="float" office:value="2007" calcext:value-type="float">
            <text:p>2007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7945806" calcext:value-type="float">
            <text:p>7945806</text:p>
          </table:table-cell>
          <table:table-cell table:formula="of:=SUMPRODUCT(([.$B$5:.$B$974]=[.C1022]);([.$D$5:.$D$974]=[.D1022]);([.$E$5:.$E$974]))" office:value-type="float" office:value="7945805" calcext:value-type="float">
            <text:p>7945805</text:p>
          </table:table-cell>
        </table:table-row>
        <table:table-row table:style-name="ro2">
          <table:table-cell table:number-columns-repeated="2"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Suministro</text:p>
          </table:table-cell>
          <table:table-cell table:style-name="ce7" office:value-type="float" office:value="4235284" calcext:value-type="float">
            <text:p>4235284</text:p>
          </table:table-cell>
          <table:table-cell table:formula="of:=SUMPRODUCT(([.$B$5:.$B$974]=[.C1023]);([.$D$5:.$D$974]=[.D1023]);([.$E$5:.$E$974]))" office:value-type="float" office:value="4235276" calcext:value-type="float">
            <text:p>4235276</text:p>
          </table:table-cell>
        </table:table-row>
        <table:table-row table:style-name="ro2">
          <table:table-cell table:number-columns-repeated="2"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Obra</text:p>
          </table:table-cell>
          <table:table-cell table:style-name="ce7" office:value-type="float" office:value="390882" calcext:value-type="float">
            <text:p>390882</text:p>
          </table:table-cell>
          <table:table-cell table:formula="of:=SUMPRODUCT(([.$B$5:.$B$974]=[.C1024]);([.$D$5:.$D$974]=[.D1024]);([.$E$5:.$E$974]))" office:value-type="float" office:value="390881" calcext:value-type="float">
            <text:p>390881</text:p>
          </table:table-cell>
        </table:table-row>
        <table:table-row table:style-name="ro2">
          <table:table-cell table:number-columns-repeated="2"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Consultoría y Asistencia</text:p>
          </table:table-cell>
          <table:table-cell table:style-name="ce7" office:value-type="float" office:value="490029" calcext:value-type="float">
            <text:p>490029</text:p>
          </table:table-cell>
          <table:table-cell table:formula="of:=SUMPRODUCT(([.$B$5:.$B$974]=[.C1025]);([.$D$5:.$D$974]=[.D1025]);([.$E$5:.$E$974]))" office:value-type="float" office:value="490026" calcext:value-type="float">
            <text:p>490026</text:p>
          </table:table-cell>
        </table:table-row>
        <table:table-row table:style-name="ro2">
          <table:table-cell table:number-columns-repeated="2"/>
          <table:table-cell table:style-name="ce4" office:value-type="float" office:value="2006" calcext:value-type="float">
            <text:p>2006</text:p>
          </table:table-cell>
          <table:table-cell table:style-name="ce7" office:value-type="string" calcext:value-type="string">
            <text:p>Servicio</text:p>
          </table:table-cell>
          <table:table-cell table:style-name="ce7" office:value-type="float" office:value="3625162" calcext:value-type="float">
            <text:p>3625162</text:p>
          </table:table-cell>
          <table:table-cell table:formula="of:=SUMPRODUCT(([.$B$5:.$B$974]=[.C1026]);([.$D$5:.$D$974]=[.D1026]);([.$E$5:.$E$974]))" office:value-type="float" office:value="3625157" calcext:value-type="float">
            <text:p>3625157</text:p>
          </table:table-cell>
        </table:table-row>
        <table:table-row table:style-name="ro1" table:number-rows-repeated="1047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Hoja1.B4:Hoja1.E97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5-21T10:12:46.412613844</meta:creation-date>
    <dc:date>2014-05-21T11:05:19.956789189</dc:date>
    <dc:creator>laura </dc:creator>
    <meta:editing-duration>PT7M1S</meta:editing-duration>
    <meta:editing-cycles>1</meta:editing-cycles>
    <meta:document-statistic meta:table-count="1" meta:cell-count="4062" meta:object-count="0"/>
    <meta:generator>LibreOffice/4.1.3.2$Linux_x86 LibreOffice_project/70feb7d99726f064edab4605a8ab840c50ec57a</meta:generator>
  </office:meta>
</office:document-meta>
</file>